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76443" officeooo:paragraph-rsid="00176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DVENTURES OF SHERLOCK HOLMES</text:p>
      <text:p text:style-name="P1"/>
      <text:p text:style-name="P1">by</text:p>
      <text:p text:style-name="P1"/>
      <text:p text:style-name="P1">SIR ARTHUR CONAN DOYLE</text:p>
      <text:p text:style-name="P1"/>
      <text:p text:style-name="P1"/>
      <text:p text:style-name="P1"/>
      <text:p text:style-name="P1"><text:s text:c="3"/>I. A Scandal in Bohemia</text:p>
      <text:p text:style-name="P1"><text:s text:c="2"/>II. The Red-headed League</text:p>
      <text:p text:style-name="P1"><text:s/>III. A Case of Identity</text:p>
      <text:p text:style-name="P1"><text:s text:c="2"/>IV. The Boscombe Valley Mystery</text:p>
      <text:p text:style-name="P1"><text:s text:c="3"/>V. The Five Orange Pips</text:p>
      <text:p text:style-name="P1"><text:s text:c="2"/>VI. The Man with the Twisted Lip</text:p>
      <text:p text:style-name="P1"><text:s/>VII. The Adventure of the Blue Carbuncle</text:p>
      <text:p text:style-name="P1">VIII. The Adventure of the Speckled Band</text:p>
      <text:p text:style-name="P1"><text:s text:c="2"/>IX. The Adventure of the Engineer's Thumb</text:p>
      <text:p text:style-name="P1"><text:s text:c="3"/>X. The Adventure of the Noble Bachelor</text:p>
      <text:p text:style-name="P1"><text:s text:c="2"/>XI. The Adventure of the Beryl Coronet</text:p>
      <text:p text:style-name="P1"><text:s/>XII. The Adventure of the Copper Beeches</text:p>
      <text:p text:style-name="P1"/>
      <text:p text:style-name="P1"/>
      <text:p text:style-name="P1"/>
      <text:p text:style-name="P1"/>
      <text:p text:style-name="P1">ADVENTURE I. A SCANDAL IN BOHEMIA</text:p>
      <text:p text:style-name="P1"/>
      <text:p text:style-name="P1">I.</text:p>
      <text:p text:style-name="P1"/>
      <text:p text:style-name="P1">To Sherlock Holmes she is always THE woman. I have seldom heard</text:p>
      <text:p text:style-name="P1">him mention her under any other name. In his eyes she eclipses</text:p>
      <text:p text:style-name="P1">and predominates the whole of her sex. It was not that he felt</text:p>
      <text:p text:style-name="P1">any emotion akin to love for Irene Adler. All emotions, and that</text:p>
      <text:p text:style-name="P1">one particularly, were abhorrent to his cold, precise but</text:p>
      <text:p text:style-name="P1">admirably balanced mind. He was, I take it, the most perfect</text:p>
      <text:p text:style-name="P1">reasoning and observing machine that the world has seen, but as a</text:p>
      <text:p text:style-name="P1">lover he would have placed himself in a false position. He never</text:p>
      <text:p text:style-name="P1">spoke of the softer passions, save with a gibe and a sneer. They</text:p>
      <text:p text:style-name="P1">were admirable things for the observer--excellent for drawing the</text:p>
      <text:p text:style-name="P1">veil from men's motives and actions. But for the trained reasoner</text:p>
      <text:p text:style-name="P1">to admit such intrusions into his own delicate and finely</text:p>
      <text:p text:style-name="P1">adjusted temperament was to introduce a distracting factor which</text:p>
      <text:p text:style-name="P1">might throw a doubt upon all his mental results. Grit in a</text:p>
      <text:p text:style-name="P1">sensitive instrument, or a crack in one of his own high-power</text:p>
      <text:p text:style-name="P1">lenses, would not be more disturbing than a strong emotion in a</text:p>
      <text:p text:style-name="P1">nature such as his. And yet there was but one woman to him, and</text:p>
      <text:p text:style-name="P1">that woman was the late Irene Adler, of dubious and questionable</text:p>
      <text:p text:style-name="P1">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6" meta:word-count="297" meta:character-count="1636" meta:non-whitespace-character-count="1354"/>
    <meta:generator>LibreOffice/4.2.8.2$Linux_X86_64 LibreOffice_project/420m0$Build-2</meta:generator>
  </office:meta>
</office:document-meta>
</file>